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>Add first area</text:p>
      <text:p text:style-name="Standard">git add </text:p>
      <text:p text:style-name="Standard">git comm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ga Takashi</meta:initial-creator>
    <meta:creation-date>2023-05-13T10:42:52.48</meta:creation-date>
    <dc:date>2023-05-13T11:13:49.15</dc:date>
    <dc:creator>Shiga Takashi</dc:creator>
    <meta:editing-duration>PT4M42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4" meta:word-count="8" meta:character-count="36"/>
  </office:meta>
</office:document-meta>
</file>